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3"/>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list-style-name="L1">
      <style:paragraph-properties fo:margin-top="0cm" fo:margin-bottom="0cm"/>
    </style:style>
    <style:style style:name="P26" style:family="paragraph" style:parent-style-name="Text_20_body" style:list-style-name="L2">
      <style:paragraph-properties fo:margin-top="0cm" fo:margin-bottom="0cm"/>
    </style:style>
    <style:style style:name="P27" style:family="paragraph" style:parent-style-name="Text_20_body" style:list-style-name="L3">
      <style:paragraph-properties fo:margin-top="0cm" fo:margin-bottom="0cm"/>
    </style:style>
    <style:style style:name="P28" style:family="paragraph" style:parent-style-name="Text_20_body" style:list-style-name="L4">
      <style:paragraph-properties fo:margin-top="0cm" fo:margin-bottom="0cm"/>
    </style:style>
    <style:style style:name="P29" style:family="paragraph" style:parent-style-name="Text_20_body" style:list-style-name="L5">
      <style:paragraph-properties fo:margin-top="0cm" fo:margin-bottom="0cm"/>
    </style:style>
    <style:style style:name="P30" style:family="paragraph" style:parent-style-name="Text_20_body" style:list-style-name="L6">
      <style:paragraph-properties fo:margin-top="0cm" fo:margin-bottom="0cm"/>
    </style:style>
    <style:style style:name="P31" style:family="paragraph" style:parent-style-name="Text_20_body" style:list-style-name="L7">
      <style:paragraph-properties fo:margin-top="0cm" fo:margin-bottom="0cm"/>
    </style:style>
    <style:style style:name="P32" style:family="paragraph" style:parent-style-name="Text_20_body" style:list-style-name="L8">
      <style:paragraph-properties fo:margin-top="0cm" fo:margin-bottom="0cm"/>
    </style:style>
    <style:style style:name="P33" style:family="paragraph" style:parent-style-name="Text_20_body" style:list-style-name="L9">
      <style:paragraph-properties fo:margin-top="0cm" fo:margin-bottom="0cm"/>
    </style:style>
    <style:style style:name="P34" style:family="paragraph" style:parent-style-name="Text_20_body" style:list-style-name="L10">
      <style:paragraph-properties fo:margin-top="0cm" fo:margin-bottom="0cm"/>
    </style:style>
    <style:style style:name="P35" style:family="paragraph" style:parent-style-name="Text_20_body" style:list-style-name="L11">
      <style:paragraph-properties fo:margin-top="0cm" fo:margin-bottom="0cm"/>
    </style:style>
    <style:style style:name="P36" style:family="paragraph" style:parent-style-name="Text_20_body" style:list-style-name="L12">
      <style:paragraph-properties fo:margin-top="0cm" fo:margin-bottom="0cm"/>
    </style:style>
    <style:style style:name="P37" style:family="paragraph" style:parent-style-name="Text_20_body" style:list-style-name="L13">
      <style:paragraph-properties fo:margin-top="0cm" fo:margin-bottom="0cm"/>
    </style:style>
    <style:style style:name="P38" style:family="paragraph" style:parent-style-name="Text_20_body" style:list-style-name="L14">
      <style:paragraph-properties fo:margin-top="0cm" fo:margin-bottom="0cm"/>
    </style:style>
    <style:style style:name="P39" style:family="paragraph" style:parent-style-name="Text_20_body" style:list-style-name="L15">
      <style:paragraph-properties fo:margin-top="0cm" fo:margin-bottom="0cm"/>
    </style:style>
    <style:style style:name="P40" style:family="paragraph" style:parent-style-name="Text_20_body" style:list-style-name="L16">
      <style:paragraph-properties fo:margin-top="0cm" fo:margin-bottom="0cm"/>
    </style:style>
    <style:style style:name="P41" style:family="paragraph" style:parent-style-name="Text_20_body" style:list-style-name="L17">
      <style:paragraph-properties fo:margin-top="0cm" fo:margin-bottom="0cm"/>
    </style:style>
    <style:style style:name="P42" style:family="paragraph" style:parent-style-name="Text_20_body" style:list-style-name="L18">
      <style:paragraph-properties fo:margin-top="0cm" fo:margin-bottom="0cm"/>
    </style:style>
    <style:style style:name="P43" style:family="paragraph" style:parent-style-name="Text_20_body" style:list-style-name="L20">
      <style:paragraph-properties fo:margin-top="0cm" fo:margin-bottom="0cm"/>
    </style:style>
    <style:style style:name="P44" style:family="paragraph" style:parent-style-name="Text_20_body" style:list-style-name="L21">
      <style:paragraph-properties fo:margin-top="0cm" fo:margin-bottom="0cm"/>
    </style:style>
    <style:style style:name="P45" style:family="paragraph" style:parent-style-name="Text_20_body" style:list-style-name="L22">
      <style:paragraph-properties fo:margin-top="0cm" fo:margin-bottom="0cm"/>
    </style:style>
    <style:style style:name="P46" style:family="paragraph" style:parent-style-name="Text_20_body" style:list-style-name="L23">
      <style:paragraph-properties fo:margin-top="0cm" fo:margin-bottom="0cm"/>
    </style:style>
    <style:style style:name="P47" style:family="paragraph" style:parent-style-name="Text_20_body" style:list-style-name="L24">
      <style:paragraph-properties fo:margin-top="0cm" fo:margin-bottom="0cm"/>
    </style:style>
    <style:style style:name="P48" style:family="paragraph" style:parent-style-name="Text_20_body" style:list-style-name="L25">
      <style:paragraph-properties fo:margin-top="0cm" fo:margin-bottom="0cm"/>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sigil_toc_id_2"/> SOA monitoring and error handling</text:h>
      <text:p text:style-name="Text_20_body">When services are exposed by SAP application systems other systems can call them and in an ideal world, everything would always work. In reality, many of the calls from the consumer application do not execute properly on the web service provider systems. There can be many reasons for this:</text:p>
      <text:list xml:id="list4697256600502349625" text:style-name="L1">
        <text:list-item>
          <text:p text:style-name="P25">The consumer sent the <text:span text:style-name="T1">wrong information</text:span> (i.e. the message does not contain all of the required fields). </text:p>
        </text:list-item>
        <text:list-item>
          <text:p text:style-name="P25">The consumer sent the message in the <text:span text:style-name="T1">wrong order</text:span> (i.e. deletion of a business transaction before creation). </text:p>
        </text:list-item>
        <text:list-item>
          <text:p text:style-name="P25">The consumer sent <text:span text:style-name="T1">incomplete information</text:span> (connectivity issues). </text:p>
        </text:list-item>
        <text:list-item>
          <text:p text:style-name="P25">The provider may <text:span text:style-name="T1">not</text:span> be <text:span text:style-name="T1">ready</text:span> to receive the message (i.e. master data is not synchronized). </text:p>
        </text:list-item>
        <text:list-item>
          <text:p text:style-name="P1">The provider may <text:span text:style-name="T1">not</text:span> be <text:span text:style-name="T1">able</text:span> to process the information (i.e. the system is down at the moment). </text:p>
        </text:list-item>
      </text:list>
      <text:p text:style-name="Text_20_body">There are many situations in which SOA integration scenarios will not work as planned and need to be fixed immediately. In order to be prepared to handle these cases quickly, some SOA integration scenarios need to be monitored. For some, we need to design and implement a set of proper error handling techniques.</text:p>
      <text:p text:style-name="Text_20_body">What are the different kinds of SOA integration scenarios? We can divide SOA scenarios into a few categories and decide which of them need to be monitored. The most basic criteria is the difference between synchronous and asynchronous SOA scenarios. Synchronous scenarios always give the resulting information back to the consumer application so in this case, it’s not necessary to be able to monitor them on the provider application systems as the consumer will always be aware of the status of the message and can always restart the message. Synchronous applications in most cases also need to be processed very quickly as the other application is waiting for the result. This is the second reason why we don’t want to slow them down by doing additional persistence steps in order to be able to monitor them. On the other hand, asynchronous messages cannot be restarted from the consumer application if there is an error because the consumer does not know the status of the message. In this case, the processing speed is also not as important as in the case of synchronous applications. This provides the opportunity to implement a set of monitoring and error handling functions.</text:p>
      <text:p text:style-name="Text_20_body">The second question is: Where should you monitor SOA integration scenarios? You can do that in a few different types of systems:</text:p>
      <text:list xml:id="list1917504085275864281" text:style-name="L2">
        <text:list-item>
          <text:p text:style-name="P26"><text:span text:style-name="T1">Backend application systems</text:span>—this is where the service is implemented and where you can get the most information about it in the event of an error. This is also the system in which the people who are responsible for business transactions have access to as they are constantly working on it. </text:p>
        </text:list-item>
        <text:list-item>
          <text:p text:style-name="P26"><text:span text:style-name="T1">Enterprise service bus (ESB)</text:span>—many companies utilize a single system that is responsible for connecting all application systems with each other. This is also a good place to monitor interfaces as it is the central point for all SOA mediated scenarios. SAP Process Orchestration is a typical example of an ESB used for such purposes. </text:p>
        </text:list-item>
        <text:list-item>
          <text:p text:style-name="P2"><text:span text:style-name="T1">Other monitor applications</text:span>—companies can have a rule to send all kinds of errors to a special system used only for error monitoring. In many cases, this is closely coupled with a ticketing system, which can be used for assigning people to different kinds of incidents. SAP Solution Manager is a typical example of system used for this purpose.</text:p>
        </text:list-item>
      </text:list>
      <text:p text:style-name="Standard"/>
      <text:p text:style-name="Standard"/>
      <text:p text:style-name="Standard"/>
      <text:p text:style-name="Standard"/>
      <text:list xml:id="list4014471311779012092" text:style-name="L3">
        <text:list-item text:start-value="1">
          <text:p text:style-name="P27"><text:soft-page-break/>Monitoring and error handling of SOA integration scenarios can be initiated in many other places (ESB, external monitoring applications, etc.). However, in most cases in order to be able to find out the real cause of the issue, we need to do the monitoring in the backend application system because this is the place from where we can obtain the most detailed error information and reprocess the transaction. </text:p>
        </text:list-item>
        <text:list-item text:start-value="2">
          <text:p text:style-name="P3">Different companies use different ESBs and external monitoring applications. </text:p>
        </text:list-item>
      </text:list>
      <text:p text:style-name="Text_20_body">Error handling is part of a SOA integration scenario monitoring and is the second most important aspect as the web service layer does not provide any special tools for completing this task. SAP backend application systems can use a wide range of special applications designed for error handling and in Chapter 1.3 we will briefly review them. First, however, we need to define what kind of functions we would expect from these tools:</text:p>
      <text:list xml:id="list69874952221665022" text:style-name="L4">
        <text:list-item>
          <text:p text:style-name="P28"><text:span text:style-name="T1">Displaying messages</text:span> in a readable way for most humans—this means that the message should be easy to read for anyone (not just for people with IT skills). </text:p>
        </text:list-item>
        <text:list-item>
          <text:p text:style-name="P28"><text:span text:style-name="T1">Changing the data</text:span> of the message—in some cases a message‘s data (values for certain fields) needs to be changed before reprocessing it. </text:p>
        </text:list-item>
        <text:list-item>
          <text:p text:style-name="P28"><text:span text:style-name="T1">Restarting failed messages</text:span>—both automated and scheduled. </text:p>
        </text:list-item>
        <text:list-item>
          <text:p text:style-name="P28"><text:span text:style-name="T1">Restarting</text:span> a specific type of an error—not all errors can be handled in the same way, so it does not make sense to reprocess all messages in the same manner. </text:p>
        </text:list-item>
        <text:list-item>
          <text:p text:style-name="P28"><text:span text:style-name="T1">Ability to retrieve the error information</text:span>—in an easy way to be able to track down the issue. </text:p>
        </text:list-item>
        <text:list-item>
          <text:p text:style-name="P28"><text:span text:style-name="T1">Cancelling the message</text:span>—sometimes messages need to be cancelled as the new messages will be distributed from the sender system. </text:p>
        </text:list-item>
        <text:list-item>
          <text:p text:style-name="P28"><text:span text:style-name="T1">Error notification</text:span>—automated error propagation to the responsible users. </text:p>
        </text:list-item>
        <text:list-item>
          <text:p text:style-name="P28"><text:span text:style-name="T1">Linking of messages to transaction/object</text:span>—monitoring transactions need to be able to redirect to customizing or transaction data. </text:p>
        </text:list-item>
        <text:list-item>
          <text:p text:style-name="P28"><text:span text:style-name="T1">Content-based error searching</text:span>—users need to be able to find a message on the basis of specific information stored inside the message. </text:p>
        </text:list-item>
        <text:list-item>
          <text:p text:style-name="P4"><text:span text:style-name="T1">Data access authorization</text:span>—not all users are allowed to access the content of all messages so there needs to be an authorization framework utilization.</text:p>
        </text:list-item>
      </text:list>
      <text:p text:style-name="Standard"/>
      <text:p text:style-name="Standard"/>
      <text:p text:style-name="Standard"/>
      <text:h text:style-name="P50" text:outline-level="2"><text:bookmark text:name="sigil_toc_id_3"/>1.3   Tools for monitoring SOA scenarios</text:h>
      <text:p text:style-name="Text_20_body">A few of the most commonly used applications for monitoring SOA integration scenarios in SAP backend application systems include:</text:p>
      <text:list xml:id="list6470575008985482780" text:style-name="L5">
        <text:list-item text:start-value="1">
          <text:p text:style-name="P29"><text:span text:style-name="T1">Local Integration Engine monitor</text:span>—standard monitor available and enabled in all SAP systems. </text:p>
        </text:list-item>
        <text:list-item text:start-value="2">
          <text:p text:style-name="P29"><text:span text:style-name="T1">Forward Error Handling/Error and Conflict Handler</text:span> (FEH/ECH)—additional monitor available in all SAP systems, but not enabled in standard. </text:p>
        </text:list-item>
        <text:list-item text:start-value="3">
          <text:p text:style-name="P5"><text:span text:style-name="T1">SAP Application Integration Framework (AIF)</text:span>—additional monitoring component which can be acquired in order to monitor SOA integration scenarios. </text:p>
        </text:list-item>
      </text:list>
      <text:h text:style-name="Heading_20_3" text:outline-level="3">1.3.1   Local Integration Engine Monitor</text:h>
      <text:p text:style-name="Text_20_body">Local Integration Engine Monitor is a standard tool which allows monitoring of SOA scenarios. In order to open the Local Integration Engine Monitor start the transaction code SXMB_MONI and select Monitor for Processed XML Messages, or directly with transaction code SXI_MONITOR.</text:p>
      <text:p text:style-name="Text_20_body"><draw:frame draw:style-name="fr1" draw:name="graphics1" text:anchor-type="as-char" svg:width="1.997cm" svg:height="0.998cm" draw:z-index="0"><draw:image xlink:href="file:///C:/Users/DJ/images/00006.jpeg" xlink:type="simple" xlink:show="embed" xlink:actuate="onLoad"/><svg:title>SOA Integration — Enterprise Service Monitoring</svg:title></draw:frame></text:p>
      <text:p text:style-name="Text_20_body">Figure 1.1: Local Integration Engine Monitor</text:p>
      <text:p text:style-name="Text_20_body">The local Integration Engine Monitor is a very simple tool and some of its functions are available in a limited scope including (see Figure 1.1):</text:p>
      <text:list xml:id="list6491647470026922234" text:style-name="L6">
        <text:list-item>
          <text:p text:style-name="P30"><text:span text:style-name="T1">Payload editor</text:span>—payload editor is based on XML message structures so it’s very difficult to read for users who are not familiar with XML messages. </text:p>
        </text:list-item>
        <text:list-item>
          <text:p text:style-name="P30"><text:span text:style-name="T1">Authorization concept</text:span>—it’s not possible to restrict access to certain messages on the basis of the content of SOA messages, you can only do that on using message header fields like interface name, sender/receiver system, etc. </text:p>
        </text:list-item>
        <text:list-item>
          <text:p text:style-name="P30"><text:span text:style-name="T1">Automated restarting</text:span>—it’s not possible to restart certain types of errors because restarting is only possible on a more general level. </text:p>
        </text:list-item>
        <text:list-item>
          <text:p text:style-name="P30"><text:span text:style-name="T1">Successful message monitoring—</text:span>complicated monitoring of successful log messages (i.e. created document numbers for transaction data). </text:p>
        </text:list-item>
        <text:list-item>
          <text:p text:style-name="P30"><text:span text:style-name="T1">It’s not possible to add tips/hints</text:span> for error processing in the event of an error that occurs frequently. </text:p>
        </text:list-item>
        <text:list-item>
          <text:p text:style-name="P6"><text:span text:style-name="T1">Document linking</text:span>—it’s not possible to navigate from the XML message to any customizing table related to the error. </text:p>
        </text:list-item>
      </text:list>
      <text:h text:style-name="Heading_20_3" text:outline-level="3">1.3.2   Forward Error Handling/Error and Conflict Handler</text:h>
      <text:p text:style-name="Text_20_body">Forward Error Handling is a concept which allows processing errors in the provider system with the use of Error and Conflict Handler. Errors that occur during data conversion and business function processing can be monitored and handled by business users or system administrators. You can start this monitor with transaction code ECH_MONI_SEL which will start the Error and Conflict Handler as shown in Figure 1.2.</text:p>
      <text:p text:style-name="Text_20_body"><draw:frame draw:style-name="fr1" draw:name="graphics2" text:anchor-type="as-char" svg:width="1.997cm" svg:height="0.998cm" draw:z-index="1"><draw:image xlink:href="file:///C:/Users/DJ/images/00007.jpeg" xlink:type="simple" xlink:show="embed" xlink:actuate="onLoad"/><svg:title>SOA Integration — Enterprise Service Monitoring</svg:title></draw:frame></text:p>
      <text:p text:style-name="Text_20_body">Figure 1.2: ECH monitor</text:p>
      <text:p text:style-name="Text_20_body">Error and Conflict Handler is a much more advanced tool compared to the Local Integration Engine monitor. However, there are still some functions that are not available including:</text:p>
      <text:p text:style-name="Text_20_body"><text:soft-page-break/><text:span text:style-name="T1">Authorization concept</text:span>—it’s not possible to restrict access to certain messages on the basis of the content of SOA messages, you can only do that on using message header fields like interface name, sender/receiver system, etc. </text:p>
      <text:list xml:id="list9152676719079806222" text:style-name="L7">
        <text:list-item>
          <text:p text:style-name="P31"><text:span text:style-name="T1">Automated restarting</text:span>—it’s not possible to restart certain types of errors because restarting is only possible on a more general level. </text:p>
        </text:list-item>
        <text:list-item>
          <text:p text:style-name="P31"><text:span text:style-name="T1">Successful message monitoring—</text:span>complicated monitoring of successful log messages (i.e. created document numbers for transaction data). </text:p>
        </text:list-item>
        <text:list-item>
          <text:p text:style-name="P31"><text:span text:style-name="T1">It’s not possible to add tips/hints</text:span> for error processing in the event of an error that occurs frequently. </text:p>
        </text:list-item>
        <text:list-item>
          <text:p text:style-name="P7"><text:span text:style-name="T1">Document linking</text:span>—it’s not possible to navigate from the XML message to any customizing table related to the error. </text:p>
        </text:list-item>
      </text:list>
      <text:h text:style-name="Heading_20_3" text:outline-level="3">1.3.2   Forward Error Handling/Error and Conflict Handler</text:h>
      <text:p text:style-name="Text_20_body">Forward Error Handling is a concept which allows processing errors in the provider system with the use of Error and Conflict Handler. Errors that occur during data conversion and business function processing can be monitored and handled by business users or system administrators. You can start this monitor with transaction code ECH_MONI_SEL which will start the Error and Conflict Handler as shown in Figure 1.2.</text:p>
      <text:p text:style-name="Text_20_body"><draw:frame draw:style-name="fr1" draw:name="graphics3" text:anchor-type="as-char" svg:width="1.997cm" svg:height="0.998cm" draw:z-index="2"><draw:image xlink:href="file:///C:/Users/DJ/images/00007.jpeg" xlink:type="simple" xlink:show="embed" xlink:actuate="onLoad"/><svg:title>SOA Integration — Enterprise Service Monitoring</svg:title></draw:frame></text:p>
      <text:p text:style-name="Text_20_body">Figure 1.2: ECH monitor</text:p>
      <text:p text:style-name="Text_20_body">Error and Conflict Handler is a much more advanced tool compared to the Local Integration Engine monitor. However, there are still some functions that are not available including:</text:p>
      <text:list xml:id="list2933840733744628958" text:style-name="L8">
        <text:list-item>
          <text:p text:style-name="P32"><text:span text:style-name="T1">Outbound asynchronous message monitor—</text:span>it’s not possible to monitor errors for outbound SOA integration scenarios. </text:p>
        </text:list-item>
        <text:list-item>
          <text:p text:style-name="P32"><text:span text:style-name="T1">Successful message monitoring</text:span>—Error and Conflict Handler can only monitor messages which resulted in an error—all correctly processed messages still need to be monitored using Local Integration Engine monitor. </text:p>
        </text:list-item>
        <text:list-item>
          <text:p text:style-name="P8"><text:span text:style-name="T1">Authorization concept</text:span>—it’s not possible to restrict access to certain messages on the basis of the content of SOA messages, you can only do that using message header fields like interface name, sender/receiver system, etc. </text:p>
        </text:list-item>
      </text:list>
      <text:h text:style-name="Heading_20_3" text:outline-level="3">1.3.3   SAP Application Interface Framework</text:h>
      <text:p text:style-name="Text_20_body">SAP Application Interface Framework is an add-on for SAP Business Suite systems which, among many other functions, has a business user friendly user interface implementation and provides a set of very sophisticated SOA monitoring and error handling tools.</text:p>
      <text:p text:style-name="Text_20_body">You can start this monitor shown in Figure 1.3 with transaction code /AIF/ERR.</text:p>
      <text:p text:style-name="Text_20_body"><draw:frame draw:style-name="fr1" draw:name="graphics4" text:anchor-type="as-char" svg:width="1.997cm" svg:height="0.998cm" draw:z-index="3"><draw:image xlink:href="file:///C:/Users/DJ/images/00008.gif" xlink:type="simple" xlink:show="embed" xlink:actuate="onLoad"/><svg:title>SOA Integration — Enterprise Service Monitoring</svg:title></draw:frame></text:p>
      <text:p text:style-name="Text_20_body">Figure 1.3: AIF error monitor—SAP GUI version</text:p>
      <text:p text:style-name="Text_20_body">Application Interface Framework appears to be the most powerful of the three tools mentioned as it has all the missing functionality of the previous tools, but it also has a few drawbacks:</text:p>
      <text:list xml:id="list2666787776563686121" text:style-name="L9">
        <text:list-item>
          <text:p text:style-name="P33"><text:span text:style-name="T1">Automated restarting</text:span>—available as of AIF 2.0 service pack 03 only. </text:p>
        </text:list-item>
        <text:list-item>
          <text:p text:style-name="P9"><text:span text:style-name="T1">License cost</text:span>—as it’s a separate add-on from SAP, it requires an additional license.</text:p>
        </text:list-item>
      </text:list>
      <text:p text:style-name="Text_20_body"><text:span text:style-name="T1">Outbound asynchronous message monitor—</text:span>it’s not possible to monitor errors for outbound SOA <text:soft-page-break/>integration scenarios. </text:p>
      <text:list xml:id="list612380365749455718" text:style-name="L10">
        <text:list-item>
          <text:p text:style-name="P34"><text:span text:style-name="T1">Successful message monitoring</text:span>—Error and Conflict Handler can only monitor messages which resulted in an error—all correctly processed messages still need to be monitored using Local Integration Engine monitor. </text:p>
        </text:list-item>
        <text:list-item>
          <text:p text:style-name="P10"><text:span text:style-name="T1">Authorization concept</text:span>—it’s not possible to restrict access to certain messages on the basis of the content of SOA messages, you can only do that using message header fields like interface name, sender/receiver system, etc. </text:p>
        </text:list-item>
      </text:list>
      <text:h text:style-name="Heading_20_3" text:outline-level="3">1.3.3   SAP Application Interface Framework</text:h>
      <text:p text:style-name="Text_20_body">SAP Application Interface Framework is an add-on for SAP Business Suite systems which, among many other functions, has a business user friendly user interface implementation and provides a set of very sophisticated SOA monitoring and error handling tools.</text:p>
      <text:p text:style-name="Text_20_body">You can start this monitor shown in Figure 1.3 with transaction code /AIF/ERR.</text:p>
      <text:p text:style-name="Text_20_body"><draw:frame draw:style-name="fr1" draw:name="graphics5" text:anchor-type="as-char" svg:width="1.997cm" svg:height="0.998cm" draw:z-index="4"><draw:image xlink:href="file:///C:/Users/DJ/images/00008.gif" xlink:type="simple" xlink:show="embed" xlink:actuate="onLoad"/><svg:title>SOA Integration — Enterprise Service Monitoring</svg:title></draw:frame></text:p>
      <text:p text:style-name="Text_20_body">Figure 1.3: AIF error monitor—SAP GUI version</text:p>
      <text:p text:style-name="Text_20_body">Application Interface Framework appears to be the most powerful of the three tools mentioned as it has all the missing functionality of the previous tools, but it also has a few drawbacks:</text:p>
      <text:list xml:id="list8968461127343897438" text:style-name="L11">
        <text:list-item>
          <text:p text:style-name="P35"><text:span text:style-name="T1">Automated restarting</text:span>—available as of AIF 2.0 service pack 03 only. </text:p>
        </text:list-item>
        <text:list-item>
          <text:p text:style-name="P11"><text:span text:style-name="T1">License cost</text:span>—as it’s a separate add-on from SAP, it requires an additional license. </text:p>
        </text:list-item>
      </text:list>
      <text:p text:style-name="Text_20_body">In the following chapters, we will explore how to customize those three tools in order to be able to maximize their full potential.</text:p>
      <text:p text:style-name="Standard"/>
      <text:h text:style-name="P49" text:outline-level="1"><text:bookmark text:name="calibre_pb_0"/>2   Local Integration Engine Monitor</text:h>
      <text:p text:style-name="Text_20_body">Local Integration Engine Monitor is the most well known and most commonly used application for monitoring SOA integration scenarios in backend application systems. There’s very little configuration required to make it run, but it has some features which can make it much easier to use. We will explore those features in this chapter.</text:p>
      <text:p text:style-name="Standard"/>
      <text:h text:style-name="Heading_20_2" text:outline-level="2"><text:bookmark text:name="sigil_toc_id_4"/>2.1   Activation and initial configuration</text:h>
      <text:p text:style-name="Text_20_body">In standard SAP, the Local Integration Engine Monitor does not require any activation and both kinds of asynchronous web services (mediated and point-to-point) will run through this monitor.</text:p>
      <text:p text:style-name="Standard"/>
      <text:p text:style-name="Standard"/>
      <text:h text:style-name="Heading_20_2" text:outline-level="2"><text:bookmark text:name="sigil_toc_id_5"/>2.2   Message monitoring and error monitoring</text:h>
      <text:p text:style-name="Text_20_body">Message monitoring and error monitoring is done with the same tool—transaction SXMB_MONI • Monitor for Processes XML Messages, or directly from transaction SXI_MONITOR.</text:p>
      <text:p text:style-name="Text_20_body">There are a number of standard selection criteria like sender/receiver interface name, namespace, system, as well as some more advanced selection criteria like Message ID, Error ID, etc. (see Figure 2.1).</text:p>
      <text:p text:style-name="Text_20_body"><draw:frame draw:style-name="fr1" draw:name="graphics6" text:anchor-type="as-char" svg:width="1.997cm" svg:height="0.998cm" draw:z-index="5"><draw:image xlink:href="file:///C:/Users/DJ/images/00009.jpeg" xlink:type="simple" xlink:show="embed" xlink:actuate="onLoad"/><svg:title>SOA Integration — Enterprise Service Monitoring</svg:title></draw:frame></text:p>
      <text:p text:style-name="Text_20_body">Figure 2.1: Advanced selection criteria</text:p>
      <text:p text:style-name="Text_20_body">After we run the selection, we can see all of the messages. If we double-click on any of them, we can see the contents of the message in the Inbound Message • Payloads • Main Document section (see Figure 2.2).</text:p>
      <text:p text:style-name="Text_20_body"><draw:frame draw:style-name="fr1" draw:name="graphics7" text:anchor-type="as-char" svg:width="1.997cm" svg:height="0.998cm" draw:z-index="6"><draw:image xlink:href="file:///C:/Users/DJ/images/00010.gif" xlink:type="simple" xlink:show="embed" xlink:actuate="onLoad"/><svg:title>SOA Integration — Enterprise Service Monitoring</svg:title></draw:frame></text:p>
      <text:p text:style-name="Text_20_body">Figure 2.2: Content of the SOAP message</text:p>
      <text:p text:style-name="Text_20_body">In the event of an error, we will be able to see the red flag and short status on the first screen of the application. If the web service was using a fault message type and was programmed correctly, then we can see some additional details by clicking on the red flag as shown in Figure 2.3 below.</text:p>
      <text:p text:style-name="Text_20_body"><draw:frame draw:style-name="fr1" draw:name="graphics8" text:anchor-type="as-char" svg:width="1.997cm" svg:height="0.998cm" draw:z-index="7"><draw:image xlink:href="file:///C:/Users/DJ/images/00011.jpeg" xlink:type="simple" xlink:show="embed" xlink:actuate="onLoad"/><svg:title>SOA Integration — Enterprise Service Monitoring</svg:title></draw:frame></text:p>
      <text:p text:style-name="Text_20_body">Figure 2.3: Error monitoring</text:p>
      <text:p text:style-name="Text_20_body">Fault message type</text:p>
      <text:p text:style-name="Text_20_body"><draw:frame draw:style-name="fr1" draw:name="graphics9" text:anchor-type="as-char" svg:width="1.997cm" svg:height="0.998cm" draw:z-index="8"><draw:image xlink:href="file:///C:/Users/DJ/images/00005.gif" xlink:type="simple" xlink:show="embed" xlink:actuate="onLoad"/><svg:title>Watchout</svg:title></draw:frame>Fault message types are structures in which detailed information on an error is propagated to. All custom asynchronous web services should always use fault message types as this facilities message monitoring (among other things).</text:p>
      <text:p text:style-name="Text_20_body">A more detailed error description, or any other error information, can always be found by drilling down into the message content (double-click on the message) and by opening the error section of the SOAP Header as shown in Figure 2.4.</text:p>
      <text:p text:style-name="Standard"><text:soft-page-break/></text:p>
      <text:p text:style-name="Standard"/>
      <text:p text:style-name="Text_20_body"><draw:frame draw:style-name="fr1" draw:name="graphics10" text:anchor-type="as-char" svg:width="1.997cm" svg:height="0.998cm" draw:z-index="9"><draw:image xlink:href="file:///C:/Users/DJ/images/00012.gif" xlink:type="simple" xlink:show="embed" xlink:actuate="onLoad"/></draw:frame></text:p>
      <text:p text:style-name="Text_20_body">Figure 2.4: Error section of the SOAP header</text:p>
      <text:p text:style-name="Text_20_body">As we can see, message and error monitoring with the use of Local Integration Engine Monitor is primarily done with the use of XML messages. The expectation is that the user knows how to work with XML standard. For that reason, it is not very user friendly compared to other SAP SOA integration monitoring tools.</text:p>
      <text:p text:style-name="Standard"/>
      <text:p text:style-name="Standard"/>
      <text:p text:style-name="Standard"/>
      <text:h text:style-name="Heading_20_2" text:outline-level="2"><text:bookmark text:name="sigil_toc_id_6"/>2.3   Message reprocessing</text:h>
      <text:p text:style-name="Text_20_body">Message reprocessing is one of the most typical tasks during day-to-day work with SOA integration scenarios. Messages tend to fail for different reasons and they either need to be reprocessed (which in some cases means that the content of the message also needs to be changed), or cancelled. A message which cannot or should not be reprocessed needs to be cancelled. A cancelled message is the only identification that an error was checked and proper action was taken. You can cancel messages directly from monitoring transaction by selecting the message that you want to cancel and Edit • Cancel Message with Errors from the menu (see Figure 2.5).</text:p>
      <text:p text:style-name="Text_20_body"><draw:frame draw:style-name="fr1" draw:name="graphics11" text:anchor-type="as-char" svg:width="1.997cm" svg:height="0.998cm" draw:z-index="10"><draw:image xlink:href="file:///C:/Users/DJ/images/00013.jpeg" xlink:type="simple" xlink:show="embed" xlink:actuate="onLoad"/><svg:title>SOA Integration — Enterprise Service Monitoring</svg:title></draw:frame></text:p>
      <text:p text:style-name="Text_20_body">Figure 2.5: Cancelling messages from the message monitor</text:p>
      <text:p text:style-name="Text_20_body">It’s also possible to cancel messages from a special program called RSXMB_CANCEL_MESSAGES. In the event that you need to cancel a lot of messages, it is advisable to run it with this program.</text:p>
      <text:p text:style-name="Text_20_body">RSXMB_CANCEL_MESSAGES—test mode</text:p>
      <text:p text:style-name="Text_20_body"><draw:frame draw:style-name="fr1" draw:name="graphics12" text:anchor-type="as-char" svg:width="1.997cm" svg:height="0.998cm" draw:z-index="11"><draw:image xlink:href="file:///C:/Users/DJ/images/00005.gif" xlink:type="simple" xlink:show="embed" xlink:actuate="onLoad"/><svg:title>Watchout</svg:title></draw:frame>Each time you use this special program to cancel messages, you should run it first in the test mode to see if the selection criteria you’ve used selects the correct messages. Only after you’re sure that the selection was correct, run the program once more without test mode turned on.</text:p>
      <text:p text:style-name="Text_20_body">If we know that the message can be reprocessed manually, which means that the error should no longer happen, we can deal with it similarly as cancelling the message. We need to select the message and click on the restart button in the menu (see Figure 2.6).</text:p>
      <text:p text:style-name="Text_20_body"><draw:frame draw:style-name="fr1" draw:name="graphics13" text:anchor-type="as-char" svg:width="1.997cm" svg:height="0.998cm" draw:z-index="12"><draw:image xlink:href="file:///C:/Users/DJ/images/00014.gif" xlink:type="simple" xlink:show="embed" xlink:actuate="onLoad"/><svg:title>SOA Integration — Enterprise Service Monitoring</svg:title></draw:frame></text:p>
      <text:p text:style-name="Text_20_body">Figure 2.6: Restarting messages from transaction SXMB_MONI</text:p>
      <text:p text:style-name="Text_20_body">However, unlike message cancelling manual restarting does not occur very often. Messages can fail due to number of reasons, some of the most common are:</text:p>
      <text:list xml:id="list3047867812111855580" text:style-name="L12">
        <text:list-item>
          <text:p text:style-name="P36">missing master data </text:p>
        </text:list-item>
        <text:list-item>
          <text:p text:style-name="P12">locked objects </text:p>
        </text:list-item>
      </text:list>
      <text:p text:style-name="Text_20_body">In those cases, sometimes we don’t need any manual intervention so we can schedule automated message reprocessing with the program RSXMB_RESTART_MESSAGES. In typical landscapes, we run this program every few minutes so that interface operators can concentrate on the issues <text:soft-page-break/>which cannot be reprocessed automatically and, in most cases, require some other manual intervention.</text:p>
      <text:p text:style-name="Standard"/>
      <text:p text:style-name="Standard"/>
      <text:h text:style-name="Heading_20_2" text:outline-level="2"><text:bookmark text:name="sigil_toc_id_7"/>2.4   Content-based Message Search</text:h>
      <text:p text:style-name="Text_20_body">One of the most typical tasks while performing SOA integration scenarios monitoring is searching for messages. You either need to find a few incorrect messages among many other failed messages if there are only a few that you need to take care of in the first place, or someone from the business team may not be sure if one of the messages got processed and needs to search among the successfully processed messages to confirm that integration scenario was executed correctly at the messaging layer too. In such cases, a typical search criteria like:</text:p>
      <text:list xml:id="list1531849710178072601" text:style-name="L13">
        <text:list-item>
          <text:p text:style-name="P37">sender system </text:p>
        </text:list-item>
        <text:list-item>
          <text:p text:style-name="P37">interface name </text:p>
        </text:list-item>
        <text:list-item>
          <text:p text:style-name="P13">interface namespace, etc. </text:p>
        </text:list-item>
      </text:list>
      <text:p text:style-name="Text_20_body">may not be enough as we want to do a search on the basis of the content of the message with the use of some significant fields which are unique for a single message, like order number, delivery number, material number, etc. In order to do that with the Local Integration Engine monitor, we need to customize the monitor using transaction SXMS_LMS_CONF. There are two things that need to be customized:</text:p>
      <text:list xml:id="list8125773776055907106" text:style-name="L14">
        <text:list-item>
          <text:p text:style-name="P38"><text:span text:style-name="T1">Filter</text:span>—this is where you determine which message type you’d like to search for content-based message values. </text:p>
        </text:list-item>
        <text:list-item>
          <text:p text:style-name="P14"><text:span text:style-name="T1">Search Criteria</text:span>—configuration that specifies which values of the payload will be used for searching. </text:p>
        </text:list-item>
      </text:list>
      <text:p text:style-name="Text_20_body">In order to create a new filter, you need to use the add new filter button (the one with plus icon from Figure 2.7 below).</text:p>
      <text:p text:style-name="Text_20_body"><draw:frame draw:style-name="fr1" draw:name="graphics14" text:anchor-type="as-char" svg:width="1.997cm" svg:height="0.998cm" draw:z-index="13"><draw:image xlink:href="file:///C:/Users/DJ/images/00015.gif" xlink:type="simple" xlink:show="embed" xlink:actuate="onLoad"/><svg:title>SOA Integration — Enterprise Service Monitoring</svg:title></draw:frame></text:p>
      <text:p text:style-name="Text_20_body">Figure 2.7: Adding a new filter</text:p>
      <text:p text:style-name="Text_20_body">On the filter creation screen you need to populate the mandatory values (see Figure 2.8):</text:p>
      <text:list xml:id="list1309372145892646736" text:style-name="L15">
        <text:list-item>
          <text:p text:style-name="P39">Name—provide the interface name. </text:p>
        </text:list-item>
        <text:list-item>
          <text:p text:style-name="P15">Namespace—provide the interface namespace. </text:p>
        </text:list-item>
      </text:list>
      <text:p text:style-name="Text_20_body">The rest of the values are not required, but if you want to limit indexing of unnecessary messages you can also populate them.</text:p>
      <text:p text:style-name="Text_20_body"><draw:frame draw:style-name="fr1" draw:name="graphics15" text:anchor-type="as-char" svg:width="1.997cm" svg:height="0.998cm" draw:z-index="14"><draw:image xlink:href="file:///C:/Users/DJ/images/00016.gif" xlink:type="simple" xlink:show="embed" xlink:actuate="onLoad"/><svg:title>SOA Integration — Enterprise Service Monitoring</svg:title></draw:frame></text:p>
      <text:p text:style-name="Text_20_body">Figure 2.8: Filter creation</text:p>
      <text:p text:style-name="Text_20_body">Filter activation</text:p>
      <text:p text:style-name="Text_20_body"><draw:frame draw:style-name="fr1" draw:name="graphics16" text:anchor-type="as-char" svg:width="1.997cm" svg:height="0.998cm" draw:z-index="15"><draw:image xlink:href="file:///C:/Users/DJ/images/00005.gif" xlink:type="simple" xlink:show="embed" xlink:actuate="onLoad"/><svg:title>Watchout</svg:title></draw:frame>It’s not possible to activate the filter during the filter creation step because the filter can only be activated after the search criteria section of this transaction is also entered.</text:p>
      <text:p text:style-name="Text_20_body">Once the filter is created, double-click on the filter and move to the bottom of the screen in order to find the Search Criteria section. We can add the new criteria in the same way that we created the filter by using the button with the Add icon. On the new Search Criteria screen enter the name of the <text:soft-page-break/>search criteria, which in most cases would be similar to the name of the type of value we’re looking for. We also need to enter the XPath to the value of field in the message that we want to use for searching. In the example from Figure 2.9, we will be searching for the purchase order number which has a field name ID in the node (XML Segment) Purchase Order.</text:p>
      <text:p text:style-name="Text_20_body"><draw:frame draw:style-name="fr1" draw:name="graphics17" text:anchor-type="as-char" svg:width="1.997cm" svg:height="0.998cm" draw:z-index="19"><draw:image xlink:href="file:///C:/Users/DJ/images/00004.jpeg" xlink:type="simple" xlink:show="embed" xlink:actuate="onLoad"/></draw:frame>XPath (XML Path Language) is a language which allows selecting fields from the XML documents. As all SOA integration scenarios are based on XML messages, this is the perfect tool for navigating inside the web services based on SAP Global Data Types. For more details on XPath expressions that can be used in the filter creation. I advise looking at XPath examples on the Internet.</text:p>
      <text:p text:style-name="Text_20_body">The second way to define the search criteria apart from using the XPath, is to use a Dynamic Header. This kind of extractor searches for adapter specific message attributes from SAP Process Orchestration.</text:p>
      <text:p text:style-name="Text_20_body">By default, the content-based message values will be extracted during the processing of new messages (Extract During Message Processing). However, if you want to search the messages that were already processed you need to select the second option—Extract with External Job.</text:p>
      <text:p text:style-name="Text_20_body">Once the search criteria is created, you need to go and activate the filter in change mode by selecting the activate checkbox. Once you do that, the status of the Search Criteria will become green as shown in Figure 2.10, which means that the filter is working.</text:p>
      <text:p text:style-name="Text_20_body"><draw:frame draw:style-name="fr1" draw:name="graphics18" text:anchor-type="as-char" svg:width="1.997cm" svg:height="0.998cm" draw:z-index="16"><draw:image xlink:href="file:///C:/Users/DJ/images/00018.jpeg" xlink:type="simple" xlink:show="embed" xlink:actuate="onLoad"/><svg:title>SOA Integration — Enterprise Service Monitoring</svg:title></draw:frame></text:p>
      <text:p text:style-name="Text_20_body">Figure 2.10: Activated Filter</text:p>
      <text:p text:style-name="Text_20_body">If you need to search for values from the already processed messages we need to run program SXMS_EXTRACT_MESSAGES. This program will index values from the old messages so they can be used for searching.</text:p>
      <text:p text:style-name="Text_20_body">Indexing</text:p>
      <text:p text:style-name="Text_20_body"><draw:frame draw:style-name="fr1" draw:name="graphics19" text:anchor-type="as-char" svg:width="1.997cm" svg:height="0.998cm" draw:z-index="17"><draw:image xlink:href="file:///C:/Users/DJ/images/00004.jpeg" xlink:type="simple" xlink:show="embed" xlink:actuate="onLoad"/><svg:title>Tip</svg:title></draw:frame>Indexing content-based message search means searching for values from a predefined set of filters and putting them into a separate table where the can be accessed quickly, without the need to search the content of the whole message again.</text:p>
      <text:p text:style-name="Text_20_body">You can select the criteria in order to minimize the time required to run the indexing program by choosing some filter values. In Figure 2.11 we choose to index all messages from the last 60 minutes only.</text:p>
      <text:p text:style-name="Text_20_body"><draw:frame draw:style-name="fr1" draw:name="graphics20" text:anchor-type="as-char" svg:width="1.997cm" svg:height="0.998cm" draw:z-index="18"><draw:image xlink:href="file:///C:/Users/DJ/images/00019.jpeg" xlink:type="simple" xlink:show="embed" xlink:actuate="onLoad"/><svg:title>SOA Integration — Enterprise Service Monitoring</svg:title></draw:frame></text:p>
      <text:p text:style-name="Text_20_body">Figure 2.11: Indexing program for already processed messages</text:p>
      <text:p text:style-name="Text_20_body">In the program output, you can already see if the extraction was successful. If the search criteria for a customize</text:p>
      <text:p text:style-name="Standard"/>
      <text:p text:style-name="Standard"/>
      <text:p text:style-name="Standard"/>
      <text:p text:style-name="Text_20_body">In the program output, you can already see if the extraction was successful. If the search criteria for a customized filter is visible as in Figure 2.12 below and any kind of value is populated, that means the filter is working and can be used for searching messages later on.</text:p>
      <text:p text:style-name="Text_20_body"><text:soft-page-break/><draw:frame draw:style-name="fr1" draw:name="graphics21" text:anchor-type="as-char" svg:width="1.997cm" svg:height="0.998cm" draw:z-index="20"><draw:image xlink:href="file:///C:/Users/DJ/images/00020.jpeg" xlink:type="simple" xlink:show="embed" xlink:actuate="onLoad"/><svg:title>SOA Integration — Enterprise Service Monitoring</svg:title></draw:frame></text:p>
      <text:p text:style-name="Text_20_body">Figure 2.12: Extraction log</text:p>
      <text:p text:style-name="Text_20_body">Missing values in the extraction log</text:p>
      <text:p text:style-name="Text_20_body"><draw:frame draw:style-name="fr1" draw:name="graphics22" text:anchor-type="as-char" svg:width="1.997cm" svg:height="0.998cm" draw:z-index="21"><draw:image xlink:href="file:///C:/Users/DJ/images/00005.gif" xlink:type="simple" xlink:show="embed" xlink:actuate="onLoad"/><svg:title>Watchout</svg:title></draw:frame>If values are missing from the extraction log, it can mean that the XPath was not created correctly.</text:p>
      <text:p text:style-name="Text_20_body">We can test if the filter is working in transaction SXMB_MONI by selecting the User-Defined Selection Criteria and by populating it with the value of the field which should be used for searching as shown in Figure 2.13 below.</text:p>
      <text:p text:style-name="Text_20_body"><draw:frame draw:style-name="fr1" draw:name="graphics23" text:anchor-type="as-char" svg:width="1.997cm" svg:height="0.998cm" draw:z-index="22"><draw:image xlink:href="file:///C:/Users/DJ/images/00021.jpeg" xlink:type="simple" xlink:show="embed" xlink:actuate="onLoad"/><svg:title>SOA Integration — Enterprise Service Monitoring</svg:title></draw:frame></text:p>
      <text:p text:style-name="Text_20_body">Figure 2.13: User-defined message search in SXMB_MONI</text:p>
      <text:p text:style-name="Text_20_body">If the selection was successful, then on the result output screen we should be able to see only the message with the specified value in the content. When we select it and use the Attributes button from the menu, as shown in Figure 2.14 below, we should be able to see all Search Criteria defined for those messages.</text:p>
      <text:p text:style-name="Text_20_body"><draw:frame draw:style-name="fr1" draw:name="graphics24" text:anchor-type="as-char" svg:width="1.997cm" svg:height="0.998cm" draw:z-index="23"><draw:image xlink:href="file:///C:/Users/DJ/images/00022.jpeg" xlink:type="simple" xlink:show="embed" xlink:actuate="onLoad"/><svg:title>SOA Integration — Enterprise Service Monitoring</svg:title></draw:frame></text:p>
      <text:p text:style-name="Text_20_body">Figure 2.14: Content-based attributes of the message</text:p>
      <text:p text:style-name="Standard"/>
      <text:p text:style-name="Standard"/>
      <text:h text:style-name="P49" text:outline-level="1"><text:bookmark text:name="calibre_pb_01"/>3   Forward Error Handling and Error and Conflict Handler</text:h>
      <text:p text:style-name="Text_20_body">Forward Error Handling (FEH) together with Error and Conflict Handler (ECH) are the tools that work together with Local Integration Monitor, but extend many of its limitations. In this chapter, we will take a closer look at the advanced features of both FEH and ECH.</text:p>
      <text:p text:style-name="Standard"/>
      <text:p text:style-name="Standard"/>
      <text:h text:style-name="Heading_20_2" text:outline-level="2"><text:bookmark text:name="sigil_toc_id_8"/>3.1   Concept</text:h>
      <text:p text:style-name="Text_20_body">Forward Error Handling is a framework designed on systems with an ABAP backend, meaning most SAP application systems (ECC, SRM, CRM, etc.). You can utilize this framework to implement SOA integration scenarios for inbound messages (service providers). The idea behind the concept is that according to SAP development best practices for asynchronous communication (in contrast to synchronous communication), the receiving systems should be responsible for solving the error instead of propagating the error information back to the sender system. The receiving system is closer to the root of the error and in most cases, it will be much easier to solve it there. While it’s possible to use acknowledgments to notify the sender, not many applications in the SOA world can work with them. The FEH concept is an alternative approach to the majority of SOA integration scenarios.</text:p>
      <text:p text:style-name="Text_20_body">What are acknowledgments?</text:p>
      <text:p text:style-name="Text_20_body"><draw:frame draw:style-name="fr1" draw:name="graphics25" text:anchor-type="as-char" svg:width="1.997cm" svg:height="0.998cm" draw:z-index="24"><draw:image xlink:href="file:///C:/Users/DJ/images/00004.jpeg" xlink:type="simple" xlink:show="embed" xlink:actuate="onLoad"/><svg:title>Tip</svg:title></draw:frame>Acknowledgments are a type of message distributed from the receiver system to the sender system that enable sending confirmation messages that nofity that the receiver application received the message from the sender. SAP distinguishes two types of acknowledgments: system, which are used by the runtime and confirm that the messages were received and application, which confirm the status of the processed message at the receiver application (successfully processed or not). In case using SAP-to-SAP communication for SOA integration scenarios, it’s possible to use acknowledgments with ABAP proxies.</text:p>
      <text:p text:style-name="Text_20_body">Most SAP standard Enterprise Services use the FEH concept and new, custom SOA services should also be developed in a way in which they can work according to the FEH framework. This means that if the application issues an error message, the receiver will not reject the message and will not send any information back to the sender. Instead, the receiver system will try to solve the issue itself either by restarting the message in case of a temporary error, or will notify business users which can help solving it either by correcting the message, changing the customizing settings, or in some cases by entering transactional or master data.</text:p>
      <text:p text:style-name="Text_20_body">Forward Error Handling in SAP applications is implemented using the Error and Conflict Handler (ECH), which is a tool used for solving errors initiated by asynchronous message processes. Error and Conflict Handler works heavily with two internal components:</text:p>
      <text:list xml:id="list4893333097311617656" text:style-name="L16">
        <text:list-item>
          <text:p text:style-name="P40">Post Processing Office (PPO)—Responsible for creating and processing orders (all messages processed with PPO are called orders). </text:p>
        </text:list-item>
        <text:list-item>
          <text:p text:style-name="P16">Hierarchical Derivation Service (HDS)—Responsible for determining the correct resolution strategy. </text:p>
        </text:list-item>
      </text:list>
      <text:p text:style-name="Text_20_body">The relationship between FEH and ECH</text:p>
      <text:p text:style-name="Text_20_body"><text:soft-page-break/><draw:frame draw:style-name="fr1" draw:name="graphics26" text:anchor-type="as-char" svg:width="1.997cm" svg:height="0.998cm" draw:z-index="25"><draw:image xlink:href="file:///C:/Users/DJ/images/00004.jpeg" xlink:type="simple" xlink:show="embed" xlink:actuate="onLoad"/><svg:title>Tip</svg:title></draw:frame>The Forward Error Handling concept is implemented in SAP ABAP backend systems with the use of Error and Conflict Handler so both of them work closely together. From the SOA Integration monitoring perspective, we can regard them as the same tool.</text:p>
      <text:p text:style-name="Standard"/>
      <text:p text:style-name="Standard"/>
      <text:h text:style-name="Heading_20_2" text:outline-level="2"><text:bookmark text:name="sigil_toc_id_9"/>3.2   Activation and initial configuration</text:h>
      <text:p text:style-name="Text_20_body">Most SAP standard Enterprise Services as of enhancement package 5 for ERP 6.0, use FEH/ECH by default. In order to start using it as an additional (to Local Integration Engine Monitor) monitor, we only need to activate it. Activation of FEH/ECH is a global setting that affects all Enterprise Services where FEH/ECH has been implemented. In the case of custom build SOA integration scenarios, there’s a set of coding rules that need to be implemented so the scenario can start using the full power of FEH/ECH. As this book is focused on monitoring, we will only concentrate on customizing the monitoring features and less on the interface development related activities.</text:p>
      <text:p text:style-name="Text_20_body">In order to activate the Forward Error Handling and Error and Conflict Hander, you need to open customizing and using the following menu path create a new table entry as shown in Figure 3.1: SPRO • Cross-Application Components Processes and Tools for Enterprise Applications • Enterprise Services Error and Conflict Handler • Activate Error and Conflict Handler.</text:p>
      <text:p text:style-name="Text_20_body"><draw:frame draw:style-name="fr1" draw:name="graphics27" text:anchor-type="as-char" svg:width="1.997cm" svg:height="0.998cm" draw:z-index="26"><draw:image xlink:href="file:///C:/Users/DJ/images/00023.jpeg" xlink:type="simple" xlink:show="embed" xlink:actuate="onLoad"/><svg:title>SOA Integration — Enterprise Service Monitoring</svg:title></draw:frame></text:p>
      <text:p text:style-name="Text_20_body">Figure 3.1: FEH/ECH activation</text:p>
      <text:p text:style-name="Text_20_body">This activity will enable FEH/ECH for all SAP standard Enterprise Services where FEH was used.</text:p>
      <text:p text:style-name="Standard"/>
      <text:p text:style-name="Standard"/>
      <text:p text:style-name="Standard"/>
      <text:h text:style-name="Heading_20_2" text:outline-level="2"><text:bookmark text:name="sigil_toc_id_10"/>Message monitoring and error monitoring</text:h>
      <text:p text:style-name="Text_20_body">Message monitoring using FEH/ECH is distributed among two transactions. When the message is processed successfully, we can only monitor it in the Local Integration Engine Monitor with all its limitations. If there was an error in the initial status of the message, only then can the message be monitored in Post Processing Office (PPO) of FEH/ECH.</text:p>
      <text:p text:style-name="Text_20_body">Post Processing Office</text:p>
      <text:p text:style-name="Text_20_body"><draw:frame draw:style-name="fr1" draw:name="graphics28" text:anchor-type="as-char" svg:width="1.997cm" svg:height="0.998cm" draw:z-index="27"><draw:image xlink:href="file:///C:/Users/DJ/images/00004.jpeg" xlink:type="simple" xlink:show="embed" xlink:actuate="onLoad"/><svg:title>Tip</svg:title></draw:frame>Post Processing Office is a tool that replaces the application log for any business related error processing.</text:p>
      <text:p text:style-name="Text_20_body">You can start the SOA integration scenario monitoring by using transaction SXI_MONITOR, which opens up the Local Integration Engine Monitor. If the message is not successful and FEH/ECH was activated and implemented for the provider service, we can see the new status icon (green arrow) next to the message as shown in Figure 3.2. This specifies that the message was forwarded to the external application, which would be the Post Processing Office.</text:p>
      <text:p text:style-name="Text_20_body"><draw:frame draw:style-name="fr1" draw:name="graphics29" text:anchor-type="as-char" svg:width="1.997cm" svg:height="0.998cm" draw:z-index="28"><draw:image xlink:href="file:///C:/Users/DJ/images/00024.jpeg" xlink:type="simple" xlink:show="embed" xlink:actuate="onLoad"/><svg:title>SOA Integration — Enterprise Service Monitoring</svg:title></draw:frame></text:p>
      <text:p text:style-name="Text_20_body">Figure 3.2: Link between Local Integration Engine Monitor and Post Processing Office</text:p>
      <text:p text:style-name="Text_20_body">Local Integration Engine Monitor in FEH/ECH</text:p>
      <text:p text:style-name="Text_20_body"><text:soft-page-break/><draw:frame draw:style-name="fr1" draw:name="graphics30" text:anchor-type="as-char" svg:width="1.997cm" svg:height="0.998cm" draw:z-index="29"><draw:image xlink:href="file:///C:/Users/DJ/images/00004.jpeg" xlink:type="simple" xlink:show="embed" xlink:actuate="onLoad"/><svg:title>Tip</svg:title></draw:frame>It’s still always possible to display the message in Local Integration Engine Monitor, but there’s no need to do that if the service is using FEH/ECH as Post Processing Office is much more advanced monitor compared to the Local Integration Engine Monitor.</text:p>
      <text:p text:style-name="Text_20_body">If we select the icon for transfer to the external application, we are taken directly to the Post Processing Office. Alternatively, we can use transaction ECH_MONI_SEL, which opens the initial screen of PPO where you can find many selection criteria for searching messages as shown in Figure 3.3.</text:p>
      <text:p text:style-name="Text_20_body"><draw:frame draw:style-name="fr1" draw:name="graphics31" text:anchor-type="as-char" svg:width="1.997cm" svg:height="0.998cm" draw:z-index="30"><draw:image xlink:href="file:///C:/Users/DJ/images/00025.jpeg" xlink:type="simple" xlink:show="embed" xlink:actuate="onLoad"/><svg:title>SOA Integration — Enterprise Service Monitoring</svg:title></draw:frame></text:p>
      <text:p text:style-name="Text_20_body">Figure 3.3: Selection criteria from transaction ECH_MONI_SEL</text:p>
      <text:p text:style-name="Text_20_body">As the selection criteria we can use:</text:p>
      <text:list xml:id="list1330547682729782200" text:style-name="L17">
        <text:list-item>
          <text:p text:style-name="P41">Technical message attributes like service interface, service operation, namespace, etc. </text:p>
        </text:list-item>
        <text:list-item>
          <text:p text:style-name="P41">Values from the content of the message—payload attributes. </text:p>
        </text:list-item>
        <text:list-item>
          <text:p text:style-name="P17">Business related information—business process and component. </text:p>
        </text:list-item>
      </text:list>
      <text:p text:style-name="Text_20_body">Business Process and Component</text:p>
      <text:p text:style-name="Text_20_body"><draw:frame draw:style-name="fr1" draw:name="graphics32" text:anchor-type="as-char" svg:width="1.997cm" svg:height="0.998cm" draw:z-index="31"><draw:image xlink:href="file:///C:/Users/DJ/images/00004.jpeg" xlink:type="simple" xlink:show="embed" xlink:actuate="onLoad"/><svg:title>Tip</svg:title></draw:frame>Business Process and Component are types of objects linked to messages, used in PPO to segregate messages which resulted in an error.</text:p>
      <text:p text:style-name="Standard"/>
      <text:p text:style-name="Standard"/>
      <text:p text:style-name="Standard"/>
      <text:p text:style-name="Text_20_body">Once we open up the selection in transaction ECH_MONI_SEL, we should be able to see the error messages segregated by the main object together with the error description in the status column as shown in Figure 3.4.</text:p>
      <text:p text:style-name="Text_20_body"><draw:frame draw:style-name="fr1" draw:name="graphics33" text:anchor-type="as-char" svg:width="1.997cm" svg:height="0.998cm" draw:z-index="32"><draw:image xlink:href="file:///C:/Users/DJ/images/00026.jpeg" xlink:type="simple" xlink:show="embed" xlink:actuate="onLoad"/><svg:title>SOA Integration — Enterprise Service Monitoring</svg:title></draw:frame></text:p>
      <text:p text:style-name="Text_20_body">Figure 3.4: Error message on the initial screen of PPO</text:p>
      <text:h text:style-name="Heading_20_3" text:outline-level="3">3.3.1   Post Processing Office detailed screen</text:h>
      <text:p text:style-name="Text_20_body">If we double-click on the entry, the transaction takes us to the detailed screen of the Post Processing Office. The detailed screen is divided into four areas as shown in Table 3.1.</text:p>
      <text:p text:style-name="Text_20_body"><draw:frame draw:style-name="fr1" draw:name="graphics34" text:anchor-type="as-char" svg:width="1.997cm" svg:height="0.998cm" draw:z-index="33"><draw:image xlink:href="file:///C:/Users/DJ/images/00027.gif" xlink:type="simple" xlink:show="embed" xlink:actuate="onLoad"/><svg:title>SOA Integration — Enterprise Service Monitoring</svg:title></draw:frame></text:p>
      <text:p text:style-name="Text_20_body">Table 3.1: Areas of detailed screen for PPO</text:p>
      <text:p text:style-name="Text_20_body"><text:span text:style-name="T1">Header area</text:span>—the header area provides the most important information about the error such as the main object used in the message, business process description (which in many cases would be the service interface name of the enterprise service used in SOA integration scenario), main error message which caused the failure, and order status (the status of the message processing). You can also enter a short comment that will be recorded when you save or process the selected entry. A typical header area is shown in Figure 3.5.</text:p>
      <text:p text:style-name="Text_20_body">Service Interface</text:p>
      <text:p text:style-name="Text_20_body"><draw:frame draw:style-name="fr1" draw:name="graphics35" text:anchor-type="as-char" svg:width="1.997cm" svg:height="0.998cm" draw:z-index="34"><draw:image xlink:href="file:///C:/Users/DJ/images/00004.jpeg" xlink:type="simple" xlink:show="embed" xlink:actuate="onLoad"/><svg:title>Tip</svg:title></draw:frame>Service interface is an object used to describe a set of operations that will be developed <text:soft-page-break/>on the service provider system.</text:p>
      <text:p text:style-name="Text_20_body"><draw:frame draw:style-name="fr1" draw:name="graphics36" text:anchor-type="as-char" svg:width="1.997cm" svg:height="0.998cm" draw:z-index="35"><draw:image xlink:href="file:///C:/Users/DJ/images/00028.jpeg" xlink:type="simple" xlink:show="embed" xlink:actuate="onLoad"/><svg:title>SOA Integration — Enterprise Service Monitoring</svg:title></draw:frame></text:p>
      <text:p text:style-name="Text_20_body">Figure 3.5: Header area of PPO detailed screen</text:p>
      <text:p text:style-name="Text_20_body"><text:span text:style-name="T1">Order area</text:span>—the order area contains more detailed information on the status of the processed message and consists of several tabs. The main difference between the header area and the order area is that the second one can be fully customized by adding new tabs, changing their order, and hiding some of the tabs. Figure 3.6 shows a set of standard tabs used in the order details screen.</text:p>
      <text:p text:style-name="Text_20_body"><draw:frame draw:style-name="fr1" draw:name="graphics37" text:anchor-type="as-char" svg:width="1.997cm" svg:height="0.998cm" draw:z-index="36"><draw:image xlink:href="file:///C:/Users/DJ/images/00029.jpeg" xlink:type="simple" xlink:show="embed" xlink:actuate="onLoad"/><svg:title>SOA Integration — Enterprise Service Monitoring</svg:title></draw:frame></text:p>
      <text:p text:style-name="Text_20_body">Figure 3.6: Order area of PPO detailed screen</text:p>
      <text:p text:style-name="Text_20_body"><text:span text:style-name="T1">Object area</text:span>—the objects area provides information, not only about the values used in the message, but can also link them to other objects in the SAP system. As with the order detail area, the object area can also be customized, but in this case on two levels:</text:p>
      <text:list xml:id="list3811785618675222477" text:style-name="L18">
        <text:list-item>
          <text:p text:style-name="P42">Tab area—In this area, you can add or hide new tabs. </text:p>
        </text:list-item>
        <text:list-item>
          <text:p text:style-name="P18">Processing methods—In this area, you can link different objects to the message fields and navigate to them directly from the PPO screens. </text:p>
        </text:list-item>
      </text:list>
      <text:p text:style-name="Text_20_body">Figure 3.7 displays the object area of one of the messages. There are two tabs: the message data tab and the purchasing contract tab. The message data tab is linked to the content of the XML message and we can either display or change its values. We also see a second tab, which for this particular enterprise service is a link to the Purchasing Contract. This means that we can immediately navigate to transactions or master data from the PPO screen which makes it very easy to investigate errors.</text:p>
      <text:p text:style-name="Text_20_body"><draw:frame draw:style-name="fr1" draw:name="graphics38" text:anchor-type="as-char" svg:width="1.997cm" svg:height="0.998cm" draw:z-index="37"><draw:image xlink:href="file:///C:/Users/DJ/images/00030.jpeg" xlink:type="simple" xlink:show="embed" xlink:actuate="onLoad"/><svg:title>SOA Integration — Enterprise Service Monitoring</svg:title></draw:frame></text:p>
      <text:p text:style-name="Text_20_body">Figure 3.7: Object area of PPO detailed screen</text:p>
      <text:p text:style-name="Text_20_body"><text:span text:style-name="T1">Log area</text:span>—The log area contains all of the messages generated by the system during processing of the SOA Integration scenario. We can filter out types of messages by clicking on their symbols (stop, error, warning, success, etc.) or double-clicking on the message to view more details. If we want to change the size of the window, we can use expand log icon to increase the log area to the full screen size. It’s also possible to create hints for solving errors which can be linked to the messages in the log and they can also be displayed in the log area. Figure 3.8 shows filtered error messages with hints available in the PPO Hint column.</text:p>
      <text:p text:style-name="Text_20_body"><draw:frame draw:style-name="fr1" draw:name="graphics39" text:anchor-type="as-char" svg:width="1.997cm" svg:height="0.998cm" draw:z-index="38"><draw:image xlink:href="file:///C:/Users/DJ/images/00031.jpeg" xlink:type="simple" xlink:show="embed" xlink:actuate="onLoad"/><svg:title>SOA Integration — Enterprise Service Monitoring</svg:title></draw:frame></text:p>
      <text:p text:style-name="Text_20_body">Figure 3.8: Log area of PPO detailed screen</text:p>
      <text:h text:style-name="Heading_20_3" text:outline-level="3">3.3.2   Payload Editor in Post Processing Office</text:h>
      <text:p text:style-name="Text_20_body">We can open the Payload Editor tool from the Post Processing Office by selecting the display processing option from the Message Data tab in the Object area.</text:p>
      <text:p text:style-name="Text_20_body">Once the Payload Editor is opened, we can see the XML structure of the message in the form of hierarchical format. Data from each node can be displayed by selecting the appropriate table node as shown in Figure 3.9.</text:p>
      <text:p text:style-name="Text_20_body"><draw:frame draw:style-name="fr1" draw:name="graphics40" text:anchor-type="as-char" svg:width="1.997cm" svg:height="0.998cm" draw:z-index="39"><draw:image xlink:href="file:///C:/Users/DJ/images/00032.jpeg" xlink:type="simple" xlink:show="embed" xlink:actuate="onLoad"/><svg:title>SOA Integration — Enterprise Service Monitoring</svg:title></draw:frame></text:p>
      <text:p text:style-name="Text_20_body"><text:soft-page-break/>Figure 3.9: Payload editor data view</text:p>
      <text:p text:style-name="Text_20_body">There are two types of payload:</text:p>
      <text:list xml:id="list273748301994215462" text:style-name="L20">
        <text:list-item>
          <text:p text:style-name="P43">Pre-mapping payload –This type of payload occurs when the data from the proxy structure cannot be mapped to the data structure of the calling BAPI. A typical case would be a custom service that inserts data into the custom table. </text:p>
        </text:list-item>
        <text:list-item>
          <text:p text:style-name="P19">Post-mapping payload—This type of payload occurs when the data from the proxy structure can be mapped to the data structure of the calling BAPI. </text:p>
        </text:list-item>
      </text:list>
      <text:p text:style-name="Text_20_body">BAPI</text:p>
      <text:p text:style-name="Text_20_body"><draw:frame draw:style-name="fr1" draw:name="graphics41" text:anchor-type="as-char" svg:width="1.997cm" svg:height="0.998cm" draw:z-index="40"><draw:image xlink:href="file:///C:/Users/DJ/images/00004.jpeg" xlink:type="simple" xlink:show="embed" xlink:actuate="onLoad"/><svg:title>Tip</svg:title></draw:frame>A Business Application Programming Interface (BAPI) is a precisely defined interface providing access to methods of objects in an SAP backend application system.</text:p>
      <text:p text:style-name="Text_20_body">The data display is much more easily used than the XML display in the Local Integration Engine monitor and can be easily used by business people. There’s a set of additional functions which can be done in the Payload editor including:</text:p>
      <text:p text:style-name="Text_20_body"><text:span text:style-name="T1">Searching</text:span>—The search button is located above the payload details which allows you to search for data in all nodes as per Figure 3.10.</text:p>
      <text:p text:style-name="Text_20_body"><text:span text:style-name="T1">Editing</text:span>—in some cases it may be necessary to change the message data before reprocessing it because it’s not possible to resend the message from the sender system. In this situation, we can use the edit function by clicking on the change button. It’s possible to add new rows, copy rows, and remove rows. It‘s even possible to use the input help in case the message was mapped to an SAP structure as shown in the Figure 2.11.</text:p>
      <text:p text:style-name="Text_20_body"><draw:frame draw:style-name="fr1" draw:name="graphics42" text:anchor-type="as-char" svg:width="1.997cm" svg:height="0.998cm" draw:z-index="41"><draw:image xlink:href="file:///C:/Users/DJ/images/00034.jpeg" xlink:type="simple" xlink:show="embed" xlink:actuate="onLoad"/><svg:title>SOA Integration — Enterprise Service Monitoring</svg:title></draw:frame></text:p>
      <text:p text:style-name="Text_20_body">Figure 3.11: Inserting the data in the Payload Editor</text:p>
      <text:p text:style-name="Text_20_body">Changing messaga data</text:p>
      <text:p text:style-name="Text_20_body"><draw:frame draw:style-name="fr1" draw:name="graphics43" text:anchor-type="as-char" svg:width="1.997cm" svg:height="0.998cm" draw:z-index="42"><draw:image xlink:href="file:///C:/Users/DJ/images/00005.gif" xlink:type="simple" xlink:show="embed" xlink:actuate="onLoad"/><svg:title>Watchout</svg:title></draw:frame>In many cases it’s not allowed to change the message data for business related reasons. In such cases, it’s possible to restrict access by using authorizations.</text:p>
      <text:p text:style-name="Text_20_body"><text:span text:style-name="T1">Versioning</text:span>—If it’s required to make a lot of changes to the data, you can keep track of those changes by creating different versions of the message. In order to use this function, select the Save as new version button after making a change as shown in Figure 3.12.</text:p>
      <text:p text:style-name="Text_20_body"><draw:frame draw:style-name="fr1" draw:name="graphics44" text:anchor-type="as-char" svg:width="1.997cm" svg:height="0.998cm" draw:z-index="43"><draw:image xlink:href="file:///C:/Users/DJ/images/00035.gif" xlink:type="simple" xlink:show="embed" xlink:actuate="onLoad"/><svg:title>SOA Integration — Enterprise Service Monitoring</svg:title></draw:frame></text:p>
      <text:p text:style-name="Text_20_body">Figure 3.12: Saving a new version of a message in Payload Editor</text:p>
      <text:p text:style-name="Text_20_body">Keep in mind that the data is not written to the database until you save it with the normal save button.</text:p>
      <text:p text:style-name="Text_20_body"><text:span text:style-name="T1">Attachment handling</text:span>—When it’s necessary to document the changes made to the content of the message, it’s possible to upload any kind of file and attach it in the Payload Editor. As it’s not very convenient to determine the changes in different structures among different message versions, it’s a good practice to add a text document that sums up all changes made to the message content and upload it as an attachment. In order to do that, we need to select the attachment button and select the file as shown in Figure 3.13.</text:p>
      <text:p text:style-name="Text_20_body"><draw:frame draw:style-name="fr1" draw:name="graphics45" text:anchor-type="as-char" svg:width="1.997cm" svg:height="0.998cm" draw:z-index="44"><draw:image xlink:href="file:///C:/Users/DJ/images/00036.jpeg" xlink:type="simple" xlink:show="embed" xlink:actuate="onLoad"/><svg:title>SOA Integration — Enterprise Service Monitoring</svg:title></draw:frame></text:p>
      <text:p text:style-name="Text_20_body"><text:soft-page-break/>Figure 3.13: Adding attachments in Payload Editor</text:p>
      <text:h text:style-name="Heading_20_3" text:outline-level="3">3.3.3   Hints for error monitoring</text:h>
      <text:p text:style-name="Text_20_body">Whenever SOA interface monitoring is done with the help of Error and Conflict Handler, we may encounter a number of different types of errors during message processing. Some of them may not happen very often, others may be more frequent, but in all cases it’s always a good practice to document how the issue was solved. Error and Conflict Handler provides the opportunity to assign hints to each error type where we can describe how the error was solved. In the log area of the detailed Error and Conflict Handler screen we can find all messages and for each of those we can assign a hint as shown in Figure 3.14.</text:p>
      <text:p text:style-name="Text_20_body"><draw:frame draw:style-name="fr1" draw:name="graphics46" text:anchor-type="as-char" svg:width="1.997cm" svg:height="0.998cm" draw:z-index="45"><draw:image xlink:href="file:///C:/Users/DJ/images/00037.jpeg" xlink:type="simple" xlink:show="embed" xlink:actuate="onLoad"/><svg:title>SOA Integration — Enterprise Service Monitoring</svg:title></draw:frame></text:p>
      <text:p text:style-name="Text_20_body">Figure 3.14: Hint creation</text:p>
      <text:p text:style-name="Text_20_body">Next, we need to populate the hint‘s information area as shown in Figure 3.15 with the pertinent information that can be used to help to solve the issue next time.</text:p>
      <text:p text:style-name="Text_20_body"/>
      <text:p text:style-name="Text_20_body"/>
      <text:p text:style-name="Text_20_body"><draw:frame draw:style-name="fr1" draw:name="graphics47" text:anchor-type="as-char" svg:width="1.997cm" svg:height="0.998cm" draw:z-index="46"><draw:image xlink:href="file:///C:/Users/DJ/images/00038.jpeg" xlink:type="simple" xlink:show="embed" xlink:actuate="onLoad"/></draw:frame></text:p>
      <text:p text:style-name="Text_20_body">Figure 3.15: Hint‘s information population</text:p>
      <text:p text:style-name="Text_20_body">Once we save the hint it will always be shown on all of the messages with this particular error.</text:p>
      <text:p text:style-name="Text_20_body"/>
      <text:p text:style-name="Text_20_body"/>
      <text:h text:style-name="Heading_20_2" text:outline-level="2"><text:bookmark text:name="sigil_toc_id_11"/>3.4   Message reprocessing</text:h>
      <text:p text:style-name="Text_20_body">Every message that ends up in Post Processing Office of Error and Conflict Handler has an error. Therefore, it has to be investigated and its status needs to be changed before the message can be archived (messages with their last status as an error cannot be archived). There are three types of actions that a user can perform on each message as shown in Figure 3.16:</text:p>
      <text:p text:style-name="Text_20_body"><draw:frame draw:style-name="fr1" draw:name="graphics48" text:anchor-type="as-char" svg:width="1.997cm" svg:height="0.998cm" draw:z-index="47"><draw:image xlink:href="file:///C:/Users/DJ/images/00039.gif" xlink:type="simple" xlink:show="embed" xlink:actuate="onLoad"/><svg:title>SOA Integration — Enterprise Service Monitoring</svg:title></draw:frame></text:p>
      <text:p text:style-name="Text_20_body">Figure 3.16: Options for error solving</text:p>
      <text:p text:style-name="Text_20_body"><text:span text:style-name="T1">Repeat</text:span>—if we select this option the system will try to restart the message processing. We can use this option in a few cases:</text:p>
      <text:list xml:id="list2139411785648221897" text:style-name="L21">
        <text:list-item>
          <text:p text:style-name="P44">If a message’s content was changed in Post Processing Office and new or updated values should allow posting the message (for example, if the sales order message had a wrong material number and the material number field was updated in ECH‘s message editor). </text:p>
        </text:list-item>
        <text:list-item>
          <text:p text:style-name="P44">If customizing was corrected in a situation where it was not done in a correctly (for example, when posting a sales order with a new sales order type which was not yet transported to the production system). </text:p>
        </text:list-item>
        <text:list-item>
          <text:p text:style-name="P20">If an error was only temporary and should not happen anymore (for example, when posting a material master change on a material which is being edited by someone else at the same moment). </text:p>
        </text:list-item>
      </text:list>
      <text:p text:style-name="Text_20_body"><text:soft-page-break/><text:span text:style-name="T1">Confirm</text:span>—this options works in two different ways depending on if the SOA integration scenario requires a confirmation or not. If the confirmation for asynchronous scenario is possible using this option, we can inform the sender application that the error was confirmed and no further processing is needed. If the confirmation is not required, then this option will only cancel the error and no further processing is required. Figure 3.17 shows the new entry in the log area of the detailed Error and Conflict Handler screen after using confirm option.</text:p>
      <text:p text:style-name="Text_20_body"><draw:frame draw:style-name="fr1" draw:name="graphics49" text:anchor-type="as-char" svg:width="1.997cm" svg:height="0.998cm" draw:z-index="48"><draw:image xlink:href="file:///C:/Users/DJ/images/00040.jpeg" xlink:type="simple" xlink:show="embed" xlink:actuate="onLoad"/><svg:title>SOA Integration — Enterprise Service Monitoring</svg:title></draw:frame></text:p>
      <text:p text:style-name="Text_20_body">Figure 3.17: Confirm option information</text:p>
      <text:p text:style-name="Text_20_body"><text:span text:style-name="T1">Discard</text:span>—this option also works in two different ways depending on if the SOA integration scenario requires a confirmation or not. If confirmation for asynchronous scenario is possible using this option, we can inform the sender application about the error by sending the error information. If the confirmation is not required, this option will cancel the error and no further processing is required. Figure 3.18 shows the new entry in the log area of the detailed Error and Conflict Handler screen after using confirm option.</text:p>
      <text:p text:style-name="Text_20_body"><draw:frame draw:style-name="fr1" draw:name="graphics50" text:anchor-type="as-char" svg:width="1.997cm" svg:height="0.998cm" draw:z-index="49"><draw:image xlink:href="file:///C:/Users/DJ/images/00041.jpeg" xlink:type="simple" xlink:show="embed" xlink:actuate="onLoad"/><svg:title>SOA Integration — Enterprise Service Monitoring</svg:title></draw:frame></text:p>
      <text:p text:style-name="Text_20_body">Figure 3.18: Discard option information</text:p>
      <text:h text:style-name="Heading_20_3" text:outline-level="3">3.4.1   Custom specific error processing options</text:h>
      <text:p text:style-name="Text_20_body">In the event that you are not using SAP standard enterprise services for posting SOA integration scenarios, but a custom build enterprise services, we can freely assign any kind of actions to the three processing options using custom ABAP coding. This can be very useful if different types of IT service management solutions are used like ITIL. In such cases, each of the options can send a message to the IT service processing tool informing it of the action taken.</text:p>
      <text:h text:style-name="Heading_20_3" text:outline-level="3">3.4.2   Automated error resolution</text:h>
      <text:p text:style-name="Text_20_body">Apart from manual error resolution available from the Postprocessing Office detailed screen, it’s also possible to define automated restarting for some specific SOA integration scenarios. Imagine we are posting material master changes and the transaction is locked as another process is doing the same thing at the same moment. In this situation, it’s best to assign errors to the automated restarting process of Error and Conflict Handler which is based on Hierarchical Derivation Service. We can call the resolution strategy customizing directly from transaction ech_resol_comp and on the first screen, select the ECH component. Depending on which enterprise service we want to use, they can be based on different components. However, for the purpose of the explanation we can select the purchasing component as shown in Figure 3.19.</text:p>
      <text:p text:style-name="Text_20_body"><draw:frame draw:style-name="fr1" draw:name="graphics51" text:anchor-type="as-char" svg:width="1.997cm" svg:height="0.998cm" draw:z-index="50"><draw:image xlink:href="file:///C:/Users/DJ/images/00042.jpeg" xlink:type="simple" xlink:show="embed" xlink:actuate="onLoad"/><svg:title>SOA Integration — Enterprise Service Monitoring</svg:title></draw:frame></text:p>
      <text:p text:style-name="Text_20_body">Figure 3.19: Resolution strategy component selection</text:p>
      <text:p text:style-name="Text_20_body">On the next screen, you can select the condition that specifies when the resolution strategy should take place. The most common condition field is error category, but you can also select some other categories (like process name). In the next step, you need to define the mode of resolution strategy and we have two modes available:</text:p>
      <text:list xml:id="list1506213579240125777" text:style-name="L22">
        <text:list-item>
          <text:p text:style-name="P45">Persistent mode—In persistent mode, the system immediately creates the Postprocessing Office Order (with error message) after the first try of processing of the message. </text:p>
        </text:list-item>
        <text:list-item>
          <text:p text:style-name="P21">Transient mode—In transient mode, the system will first try to solve the error automatically <text:soft-page-break/>without creating the Postprocessing Office Order (with an error message). </text:p>
        </text:list-item>
      </text:list>
      <text:p text:style-name="Text_20_body">You can combine modes and that would mean that the message resolution strategy will at first try to use the transient mode to solve it and if this is not possible, then it will use the persistent mode to create the Postprocessing Office Order. Below you can see the description of the fields for both modes and the actual implementation in Figure 3.20:</text:p>
      <text:p text:style-name="Text_20_body"/>
      <text:p text:style-name="Text_20_body"/>
      <text:p text:style-name="Text_20_body"><draw:frame draw:style-name="fr1" draw:name="graphics52" text:anchor-type="as-char" svg:width="1.997cm" svg:height="0.998cm" draw:z-index="51"><draw:image xlink:href="file:///C:/Users/DJ/images/00043.jpeg" xlink:type="simple" xlink:show="embed" xlink:actuate="onLoad"/></draw:frame></text:p>
      <text:p text:style-name="Text_20_body">Figure 3.20: Resolution Strategy implementation</text:p>
      <text:p text:style-name="Text_20_body">Transient mode:</text:p>
      <text:list xml:id="list7128262838449614174" text:style-name="L23">
        <text:list-item>
          <text:p text:style-name="P46">Retry—number of retries. </text:p>
        </text:list-item>
        <text:list-item>
          <text:p text:style-name="P46">Time interval—time between the retries (should not be very long). </text:p>
        </text:list-item>
        <text:list-item>
          <text:p text:style-name="P46">Unit for internal—unit of measurement for time interval (minutes or hours). </text:p>
        </text:list-item>
        <text:list-item>
          <text:p text:style-name="P22">Rollover—time difference between the retries (linear or exponential). </text:p>
        </text:list-item>
      </text:list>
      <text:p text:style-name="Text_20_body">Persistent mode:</text:p>
      <text:list xml:id="list8101989175435841970" text:style-name="L24">
        <text:list-item>
          <text:p text:style-name="P47">Resubmission group—period in which the system executes automated retries. </text:p>
        </text:list-item>
        <text:list-item>
          <text:p text:style-name="P47">Retry mode—determines if users are allowed to execute the repeat option manually, or only in the automated mode. </text:p>
        </text:list-item>
        <text:list-item>
          <text:p text:style-name="P47">Confirm mode—similar to the retry mode, determines if users are allowed to execute the confirm option manually, or only in the automated mode. </text:p>
        </text:list-item>
        <text:list-item>
          <text:p text:style-name="P47">Discard mode—similar to the retry mode, determines if users are allowed to execute the discard option manually or only in the automated mode. </text:p>
        </text:list-item>
        <text:list-item>
          <text:p text:style-name="P47">Residence time—defined as the interval during which it’s possible to use the repeat button in the manual mode. After that time, it’s only possible to use the confirm and the discard options. </text:p>
        </text:list-item>
        <text:list-item>
          <text:p text:style-name="P23">Unit—residence time—unit of measurement residence time. </text:p>
        </text:list-item>
      </text:list>
      <text:p text:style-name="Text_20_body">After setting up the Resolution Strategy, make sure that it’s saved and activated and you can use it to manage Postprocessing Office errors in automated mode which can simplify the monitoring of a SOA integration scenarios.</text:p>
      <text:p text:style-name="Text_20_body"/>
      <text:p text:style-name="Text_20_body"/>
      <text:h text:style-name="Heading_20_2" text:outline-level="2"><text:bookmark text:name="c3.5"/>.5   Content-based message search</text:h>
      <text:p text:style-name="Text_20_body">In most cases, it’s not enough to be able to select messages on the basis of the SOA integration scenario header information only (interface name/namespace, sender/receiver system name, etc.). The Error and Conflict Hander, just like Local Integration Engine Monitor, allows you to specify which fields of the message payload are searchable on the entry screen of the main ECH transaction. In order to be able to use fields from the message for searching, first we need to define the set of fields we want to use for searching. Next, we will define those fields as payload attributes in customizing using the menu path SPRO • Cross-Application Components • Processes and Tools for Enterprise Applications • Enterprise Services • Error and Conflict Handler • Define Payload Attributes. In this example, we will make one field, company code, searchable. As per Figure 3.21 we need to define:</text:p>
      <text:list xml:id="list6211403129879995610" text:style-name="L25">
        <text:list-item>
          <text:p text:style-name="P48"><text:soft-page-break/>Payload Characteristic—this is freely definable ID of the payload field. </text:p>
        </text:list-item>
        <text:list-item>
          <text:p text:style-name="P48">Attribute’s Description—In this field, we can define the field description, which will be later visible in the monitoring transaction so you need to make sure the description is clear for all end users. </text:p>
        </text:list-item>
        <text:list-item>
          <text:p text:style-name="P48">Structure Name—If we want to be able to use F4 help we need to make sure that we link the payload attribute to the structure that holds the field on the basis of which we want to create the search help. </text:p>
        </text:list-item>
        <text:list-item>
          <text:p text:style-name="P24">Field Name—Similarly to the structure name, we also need to specify the field that will be used for search help. </text:p>
        </text:list-item>
      </text:list>
      <text:p text:style-name="Text_20_body"><draw:frame draw:style-name="fr1" draw:name="graphics53" text:anchor-type="as-char" svg:width="1.997cm" svg:height="0.998cm" draw:z-index="52"><draw:image xlink:href="file:///C:/Users/DJ/images/00044.gif" xlink:type="simple" xlink:show="embed" xlink:actuate="onLoad"/><svg:title>SOA Integration — Enterprise Service Monitoring</svg:title></draw:frame></text:p>
      <text:p text:style-name="Text_20_body">Figure 3.21: Adding a payload attribute</text:p>
      <text:p text:style-name="Text_20_body">Once the payload attribute is set we need to define payload specific settings in SPRO • Cross-Application Components • Processes and Tools for Enterprise Applications • Enterprise Services • Error and Conflict Handler • Define Payload Specific Settings. Payload specific settings are the link between the payload attribute and actual field from the message. In the initial screen of define payload specific settings we need to select a few values like business process, component, payload type and DDIC object which can be taken from the Additional Data section of the Order details screen of ECH monitoring transaction and from the Message Data display section of the same transaction. In this example, we will add payload specific settings to the SAP standard enterprise service InvoiceERPRequest_In. That’s why we need to define the values as shown in Figure 3.22.</text:p>
      <text:p text:style-name="Text_20_body"><draw:frame draw:style-name="fr1" draw:name="graphics54" text:anchor-type="as-char" svg:width="1.997cm" svg:height="0.998cm" draw:z-index="53"><draw:image xlink:href="file:///C:/Users/DJ/images/00045.jpeg" xlink:type="simple" xlink:show="embed" xlink:actuate="onLoad"/><svg:title>SOA Integration — Enterprise Service Monitoring</svg:title></draw:frame></text:p>
      <text:p text:style-name="Text_20_body">Figure 3.22: Defining payload specific settings</text:p>
      <text:p text:style-name="Text_20_body">On the next screen, we need to add the new attribute and select the one defined in payload attributes customizing section and drag and drop the field name from the left hand side of the screen to extraction path of the attribute as shown in Figure 3.23.</text:p>
      <text:p text:style-name="Text_20_body"><draw:frame draw:style-name="fr1" draw:name="graphics55" text:anchor-type="as-char" svg:width="1.997cm" svg:height="0.998cm" draw:z-index="54"><draw:image xlink:href="file:///C:/Users/DJ/images/00046.jpeg" xlink:type="simple" xlink:show="embed" xlink:actuate="onLoad"/><svg:title>SOA Integration — Enterprise Service Monitoring</svg:title></draw:frame></text:p>
      <text:p text:style-name="Text_20_body">Figure 3.23: Assigning a message field to the payload attribute</text:p>
      <text:p text:style-name="Text_20_body">Once a new message is processed, we can select the appropriate payload attribute in the payload characteristic field of the initial screen of ECH monitoring transaction. If the attribute was defined with F4 search help correctly, then we can use the search help to populate the extracted value section as shown in Figure 3.24.</text:p>
      <text:p text:style-name="Text_20_body"><draw:frame draw:style-name="fr1" draw:name="graphics56" text:anchor-type="as-char" svg:width="1.997cm" svg:height="0.998cm" draw:z-index="55"><draw:image xlink:href="file:///C:/Users/DJ/images/00047.jpeg" xlink:type="simple" xlink:show="embed" xlink:actuate="onLoad"/><svg:title>SOA Integration — Enterprise Service Monitoring</svg:title></draw:frame></text:p>
      <text:p text:style-name="Text_20_body">Figure 3.24: Selecting the values for Payload Attributes</text:p>
      <text:p text:style-name="Text_20_body">If the search was successful, then we will only see messages that have values specified in the entry screen and we can also see all payload attributes in the Payload Attributes section of the Message Data part of the detailed screen as in Figure 3.25.</text:p>
      <text:p text:style-name="Text_20_body"><draw:frame draw:style-name="fr1" draw:name="graphics57" text:anchor-type="as-char" svg:width="1.997cm" svg:height="0.998cm" draw:z-index="56"><draw:image xlink:href="file:///C:/Users/DJ/images/00048.jpeg" xlink:type="simple" xlink:show="embed" xlink:actuate="onLoad"/></draw:frame></text:p>
      <text:p text:style-name="Text_20_body">Figure 3.25: Payload attributes in the detailed ECH monitoring screen</text:p>
      <text:p text:style-name="Text_20_body"/>
      <text:p text:style-name="Text_20_body"/>
      <text:h text:style-name="Heading_20_2" text:outline-level="2"><text:bookmark text:name="sigil_toc_id_12"/><text:soft-page-break/>3.6   Worklists</text:h>
      <text:p text:style-name="Text_20_body">In many companies different error types may need to be solved by different groups of users. To facilitate this process, Post Processing Office provides the option of creating worklists that assign users to different components that are always assigned to specific enterprise services. In this manner, every user can immediately display only those errors which he or she can solve. In order to create a new worklist, we need to open customizing SPRO • Cross-Application Components • Processes and Tools for Enterprise Applications • Enterprise Services • Error and Conflict Handler • Postprocessing Office • Worklist • Define Worklists. We need to select the component and worklist’s name as shown in Figure 3.26.</text:p>
      <text:p text:style-name="Text_20_body"><draw:frame draw:style-name="fr1" draw:name="graphics58" text:anchor-type="as-char" svg:width="1.997cm" svg:height="0.998cm" draw:z-index="57"><draw:image xlink:href="file:///C:/Users/DJ/images/00049.gif" xlink:type="simple" xlink:show="embed" xlink:actuate="onLoad"/><svg:title>SOA Integration — Enterprise Service Monitoring</svg:title></draw:frame></text:p>
      <text:p text:style-name="Text_20_body">Figure 3.26: Worklist creation</text:p>
      <text:p text:style-name="Text_20_body">It’s also possible to define the worklist as a standard worklist (see standard worklist checkbox in Figure 3.26). Doing so means that if the system cannot find any other worklist assigned to the Postprocessing Order message, then the standard list would be assigned. It’s also possible to assign the worklist to an Error and Conflict Handler Business Process to even further subdivide different worklists, but it’s not a mandatory configuration and we won’t go into further detail on the topic here. Once the worklist is created, we can assign users to them in transaction /SAPPO/WL_CHANGE. On the right hand side of the transaction, we need to select the user name and drag and drop it into the worklist name which is visible on the left hand part of the screen as shown in Figure 3.27.</text:p>
      <text:p text:style-name="Text_20_body"><draw:frame draw:style-name="fr1" draw:name="graphics59" text:anchor-type="as-char" svg:width="1.997cm" svg:height="0.998cm" draw:z-index="58"><draw:image xlink:href="file:///C:/Users/DJ/images/00050.gif" xlink:type="simple" xlink:show="embed" xlink:actuate="onLoad"/><svg:title>SOA Integration — Enterprise Service Monitoring</svg:title></draw:frame></text:p>
      <text:p text:style-name="Text_20_body">Figure 3.27: Assigning users to the worklist</text:p>
      <text:p text:style-name="Text_20_body">If the assignment is done and new messages were created in the Postprocessing Office, we can open ECH monitoring transaction ECH_MONI_SEL. In the technical settings section, there is a field called Order Assignment, which by default is populated with value Orders in my Worklist as per Figure 3.28. After we run the selection, only messages assigned to the worklist should be displayed, which in many cases can eliminate entering any other filtering criteria by the responsible user.</text:p>
      <text:p text:style-name="Text_20_body"><draw:frame draw:style-name="fr1" draw:name="graphics60" text:anchor-type="as-char" svg:width="1.997cm" svg:height="0.998cm" draw:z-index="59"><draw:image xlink:href="file:///C:/Users/DJ/images/00051.jpeg" xlink:type="simple" xlink:show="embed" xlink:actuate="onLoad"/><svg:title>SOA Integration — Enterprise Service Monitoring</svg:title></draw:frame></text:p>
      <text:p text:style-name="Text_20_body">Figure 3.28: Order assignment in the ECH monitoring transaction</text:p>
      <text:p text:style-name="Text_20_body"/>
      <text:p text:style-name="Text_20_body"/>
      <text:p text:style-name="Text_20_body"/>
      <text:h text:style-name="Heading_20_2" text:outline-level="2"><text:bookmark text:name="sigil_toc_id_13"/>3.7   Object linking</text:h>
      <text:p text:style-name="Text_20_body">Some fields of the inbound messages can contain data which exists in target system. A typical example of those values are master data values like material numbers, customer/vendor numbers, or transactional data like contract numbers. Sometimes users that monitor messages in Error and Conflict Handler would like to be able to navigate directly from the message monitoring transaction to the object display transactions of the SAP backend application system without needing to open new transactions in new sessions. Error and Conflict Hander provides the option of assigning message values to different transactions which can be opened directly from the ECH monitoring screen. In the following example, we will display the object Company Code from the monitoring <text:soft-page-break/>screen. In order to do that, we need to define payload specific settings in the customizing SPRO • Cross-Application Components • Processes and Tools for Enterprise Applications • Enterprise Services • Error and Conflict Handler • Define Payload Specific Settings in a similar way as described in <text:a xlink:type="simple" xlink:href="javascript:void(0)" text:style-name="Internet_20_link" text:visited-style-name="Visited_20_Internet_20_Link">section 3.5</text:a> on content-based message search. Next, we will open the Related Object section and select the Object Type which for Company Code is BUS0002. Once the object is selected we need to select the Key fields button and the key fields section will appear. Drag and drop to select the message’s fields on the left hand side of the screen and assign them to the extraction path fields of the key fields section as shown in Figure 3.29.</text:p>
      <text:p text:style-name="Text_20_body"><draw:frame draw:style-name="fr1" draw:name="graphics61" text:anchor-type="as-char" svg:width="1.997cm" svg:height="0.998cm" draw:z-index="60"><draw:image xlink:href="file:///C:/Users/DJ/images/00052.jpeg" xlink:type="simple" xlink:show="embed" xlink:actuate="onLoad"/><svg:title>SOA Integration — Enterprise Service Monitoring</svg:title></draw:frame></text:p>
      <text:p text:style-name="Text_20_body">Figure 3.29: Assigning message values to the related objects</text:p>
      <text:p text:style-name="Text_20_body">Once the assignment is complete, every new message in the monitoring screen should contain an additional tab in the Order Details section as shown in Figure 3.30.</text:p>
      <text:p text:style-name="Text_20_body"><draw:frame draw:style-name="fr1" draw:name="graphics62" text:anchor-type="as-char" svg:width="1.997cm" svg:height="0.998cm" draw:z-index="61"><draw:image xlink:href="file:///C:/Users/DJ/images/00053.jpeg" xlink:type="simple" xlink:show="embed" xlink:actuate="onLoad"/><svg:title>SOA Integration — Enterprise Service Monitoring</svg:title></draw:frame></text:p>
      <text:p text:style-name="Text_20_body">Figure 3.30: Related object display in the ECH monitoring screen</text:p>
      <text:p text:style-name="Text_20_body">This new tab contains all methods which are available for the business object in standard, so in most cases we would be able to have a display method that allows navigating to the object from the ECH monitoring screen.</text:p>
      <text:p text:style-name="Text_20_body"/>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2T08:51:27.01</meta:creation-date>
    <meta:document-statistic meta:table-count="0" meta:image-count="62" meta:object-count="0" meta:page-count="21" meta:paragraph-count="328" meta:word-count="8240" meta:character-count="50245"/>
    <dc:date>2022-04-12T08:56:38.86</dc:date>
    <meta:editing-duration>PT5M13S</meta:editing-duration>
    <meta:editing-cycles>1</meta:editing-cycles>
    <meta:generator>OpenOffice/4.1.7$Win32 OpenOffice.org_project/417m1$Build-9800</meta:generator>
  </office:meta>
</office:document-meta>
</file>